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8000000F05D0D6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 NeoOffice test</text:h>
      <text:p text:style-name="Text_20_body">This is normal text, yet again.</text:p>
      <text:p text:style-name="Text_20_body"/>
      <text:p text:style-name="Text_20_body"><draw:frame draw:style-name="fr1" draw:name="graphics1" text:anchor-type="paragraph" svg:width="12.698cm" svg:height="8.465cm" draw:z-index="0"><draw:image xlink:href="Pictures/1000000000000168000000F05D0D62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3-29T10:06:13</meta:creation-date>
    <dc:date>2007-03-29T10:09:22</dc:date>
    <dc:language>nb-NO</dc:language>
    <meta:editing-cycles>2</meta:editing-cycles>
    <meta:editing-duration>PT2M2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1" meta:character-count="55"/>
  </office:meta>
</office:document-meta>
</file>